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3.378cm"/>
    </style:style>
    <style:style style:name="pr8" style:family="presentation" style:parent-style-name="Default-outline1">
      <style:graphic-properties fo:min-height="12.87cm"/>
    </style:style>
    <style:style style:name="pr9" style:family="presentation" style:parent-style-name="Default-outline1">
      <style:graphic-properties fo:min-height="11.933cm"/>
    </style:style>
    <style:style style:name="pr10" style:family="presentation" style:parent-style-name="Default-notes">
      <style:graphic-properties draw:fill-color="#ffffff" fo:min-height="12.572cm"/>
    </style:style>
    <style:style style:name="pr11" style:family="presentation" style:parent-style-name="Default-outline1">
      <style:graphic-properties fo:min-height="11.93cm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size="32pt"/>
    </style:style>
    <style:style style:name="P3" style:family="paragraph">
      <style:text-properties fo:font-family="'Liberation Sans'" style:font-family-generic="swiss" style:font-pitch="variable"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super 58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Liberation Sans'" style:font-style-name="Regular" style:font-family-generic="swiss" fo:font-weight="normal" style:font-family-asian="'Liberation Sans'" style:font-style-name-asian="Regular" style:font-family-generic-asian="swiss" style:font-weight-asian="normal" style:font-family-complex="'Liberation Sans'" style:font-style-name-complex="Regular" style:font-family-generic-complex="swiss" style:font-weight-complex="normal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3" draw:layer="layout" svg:width="24.631cm" svg:height="12.182cm" svg:x="1.399cm" svg:y="6.715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>David A. Wheeler</text:span></text:p>
            <text:p text:style-name="P2"><text:span text:style-name="T2"/></text:p>
            <text:p text:style-name="P2"><text:span text:style-name="T2">dwheeler @ dwheeler . com</text:span></text:p>
            <text:p text:style-name="P2"><text:span text:style-name="T2"/></text:p>
            <text:p text:style-name="P2"><text:span text:style-name="T2">2012-08-02</text:span></text:p>
            <text:p text:style-name="P2"><text:span text:style-name="T2"/></text:p>
            <text:p text:style-name="P2"><text:span text:style-name="T2">http://readable.sourceforge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Problem</text:p>
              </text:list-item>
              <text:list-item>
                <text:p>Solution</text:p>
              </text:list-item>
              <text:list-item>
                <text:p>Curly-infix-expressions</text:p>
              </text:list-item>
              <text:list-item>
                <text:p>Neoteric-expressions</text:p>
              </text:list-item>
              <text:list-item>
                <text:p>Sweet-expressions</text:p>
              </text:list-item>
              <text:list-item>
                <text:p>Too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Lisps use traditional s-expression notation from 1950s</text:p>
                <text:list>
                  <text:list-item>
                    <text:p>Simple, clear, <text:span text:style-name="T3">ugly</text:span>. No infix; nonstandard calls; too many parens</text:p>
                  </text:list-item>
                  <text:list-item>
                    <text:p>The 21<text:span text:style-name="T4">st</text:span> century can do better than (+ 2 3) for external view</text:p>
                  </text:list-item>
                  <text:list-item>
                    <text:p>“I've used Lisp my whole programming life and I still don't find prefix math expressions natural.” - Paul Graham</text:p>
                  </text:list-item>
                  <text:list-item>
                    <text:p>“Lisp has all the visual appeal of oatmeal with fingernail clippings mixed in.” - Larry Wall</text:p>
                  </text:list-item>
                  <text:list-item>
                    <text:p>“After 13 years of doing Lisp and 3 or 4 years of Python, I agree: I prefer writing Lisp, but Python is easier to read.” - John Wiseman</text:p>
                  </text:list-item>
                  <text:list-item>
                    <text:p>“LISP: ... <text:s/>‘Lots of Irritating Superfluous Parentheses’” - Jargon File</text:p>
                  </text:list-item>
                </text:list>
              </text:list-item>
              <text:list-item>
                <text:p>Many past efforts, but most failed to be:</text:p>
                <text:list>
                  <text:list-item>
                    <text:p>General (useful regardless of underlying semantic)</text:p>
                  </text:list-item>
                  <text:list-item>
                    <text:p>Homoiconic (underlying data structure is clear from the synta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Readable solution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Add new <text:span text:style-name="T5">abbreviations</text:span></text:p>
                <text:list>
                  <text:list-item>
                    <text:p>Normally-formatted s-expressions keep working</text:p>
                  </text:list-item>
                </text:list>
              </text:list-item>
              <text:list-item>
                <text:p>Three new expression tiers:</text:p>
                <text:list>
                  <text:list-item>
                    <text:p>Curly-infix: Adds infix operations</text:p>
                  </text:list-item>
                  <text:list-item>
                    <text:p>Neoteric: Curly-infix, plus f(...) maps to (f …)</text:p>
                  </text:list-item>
                  <text:list-item>
                    <text:p>Sweet: Neoteric, plus deduces parentheses from indentation (fewer parentheses needed)</text:p>
                  </text:list-item>
                </text:list>
              </text:list-item>
              <text:list-item>
                <text:p><text:span text:style-name="T5">General</text:span> and <text:span text:style-name="T5">homoicon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Curly-infix-expressions</text:p>
          </draw:text-box>
        </draw:frame>
        <draw:frame presentation:style-name="pr5" draw:layer="layout" svg:width="24.631cm" svg:height="14.902cm" svg:x="1.399cm" svg:y="4.915cm" presentation:class="outline" presentation:user-transformed="true">
          <draw:text-box>
            <text:list text:style-name="L2">
              <text:list-item>
                <text:p>S-expressions, + curly braces {...} contain an “infix list”</text:p>
              </text:list-item>
              <text:list-item>
                <text:p>A “simple infix list” has:</text:p>
                <text:list>
                  <text:list-item>
                    <text:p>An odd number of parameters</text:p>
                  </text:list-item>
                  <text:list-item>
                    <text:p>At least 3 parameters, and</text:p>
                  </text:list-item>
                  <text:list-item>
                    <text:p>All even parameters are the same symbol</text:p>
                    <text:p>… maps to “(even-param odd-params)” so {2 + 3} maps to (+ 2 3)</text:p>
                  </text:list-item>
                </text:list>
              </text:list-item>
              <text:list-item>
                <text:p>Otherwise maps to "(nfx parameters)".</text:p>
              </text:list-item>
              <text:list-item>
                <text:p>No built-in precedence, use another {…} for embedded list</text:p>
              </text:list-item>
              <text:list-item>
                <text:p>Examples:</text:p>
                <text:list>
                  <text:list-item>
                    <text:p>{n &lt;= 2} maps to (&lt;= n 2)</text:p>
                  </text:list-item>
                  <text:list-item>
                    <text:p>{2 * 3 * 4} maps to (* 2 3 4)</text:p>
                  </text:list-item>
                  <text:list-item>
                    <text:p>{2 + 3 * 4} maps to (nfx 2 + 3 * 4)</text:p>
                  </text:list-item>
                  <text:list-item>
                    <text:p>{2 + {3 * 4}} maps to (+ 2 (* 3 4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 presentation:user-transformed="true">
          <draw:text-box>
            <text:p>Neoteric-expressions</text:p>
          </draw:text-box>
        </draw:frame>
        <draw:frame presentation:style-name="pr7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 maps to (e ...)</text:p>
                  </text:list-item>
                  <text:list-item>
                    <text:p>e{...} maps to e({...})</text:p>
                  </text:list-item>
                  <text:list-item>
                    <text:p>e[...] maps to (bracketaccess e …)</text:p>
                  </text:list-item>
                  <text:list-item>
                    <text:p>unprefixed "( . e)" maps to e</text:p>
                  </text:list-item>
                </text:list>
              </text:list-item>
              <text:list-item>
                <text:p>Examples:</text:p>
                <text:list>
                  <text:list-item>
                    <text:p>f(1 2) maps to (f 1 2)</text:p>
                  </text:list-item>
                  <text:list-item>
                    <text:p>f{n - 1} maps to f({n - 1}) which maps to (f (- n 1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Basic Sweet-expressions</text:p>
          </draw:text-box>
        </draw:frame>
        <draw:frame presentation:style-name="pr8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, and deduces parentheses from indentation</text:p>
                <text:list>
                  <text:list-item>
                    <text:p>An indented line is a parameter of its parent.</text:p>
                  </text:list-item>
                  <text:list-item>
                    <text:p>Later terms on a line are parameters of the first term.</text:p>
                  </text:list-item>
                  <text:list-item>
                    <text:p>A line with exactly one term, and no child lines, is that term; multiple terms are wrapped into a list</text:p>
                  </text:list-item>
                  <text:list-item>
                    <text:p>An empty line ends the expression</text:p>
                  </text:list-item>
                  <text:list-item>
                    <text:p>Empty lines before expressions are ignored</text:p>
                  </text:list-item>
                  <text:list-item>
                    <text:p>No indentation processing inside ( ), [ ], and { }</text:p>
                  </text:list-item>
                </text:list>
              </text:list-item>
              <text:list-item>
                <text:p>Stop “Lots of Irritating Superfluous Parenthese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Sweet-expression example</text:p>
          </draw:text-box>
        </draw:frame>
        <draw:frame presentation:style-name="pr8" draw:layer="layout" svg:width="14.219cm" svg:height="13.124cm" svg:x="6.094cm" svg:y="4.915cm" presentation:class="outline" presentation:user-transformed="true">
          <draw:text-box>
            <text:list text:style-name="L2">
              <text:list-header>
                <text:p>define factorial(n)</text:p>
                <text:p><text:s text:c="4"/>if {n &lt;= 1}</text:p>
                <text:p><text:s text:c="8"/>1</text:p>
                <text:p><text:s text:c="8"/>{n * factorial{n – 1}}</text:p>
                <text:p><text:span text:style-name="T6"/></text:p>
                <text:p>(define (factorial n)</text:p>
                <text:p><text:s text:c="2"/>(if (&lt;= n 1)</text:p>
                <text:p><text:s text:c="4"/>1</text:p>
                <text:p><text:s text:c="4"/>(* n (factorial (- n 1)))))</text:p>
              </text:list-header>
            </text:list>
          </draw:text-box>
        </draw:frame>
        <draw:custom-shape draw:style-name="gr2" draw:text-style-name="P4" draw:layer="layout" svg:width="2.793cm" svg:height="1.27cm" svg:x="10.156cm" svg:y="10.9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Another Example</text:p>
          </draw:text-box>
        </draw:frame>
        <draw:frame presentation:style-name="pr9" draw:layer="layout" svg:width="24.631cm" svg:height="12.183cm" svg:x="1.399cm" svg:y="4.915cm" presentation:class="outline">
          <draw:text-box>
            <text:list text:style-name="L2">
              <text:list-header>
                <text:p>define long-and-boring?(x)</text:p>
                <text:p><text:s text:c="4"/>cond</text:p>
                <text:p><text:s text:c="8"/>not(pair?(x))<text:tab/><text:tab/><text:tab/><text:tab/><text:tab/><text:tab/><text:tab/>#f</text:p>
                <text:p><text:s text:c="8"/>not(list?(x))<text:tab/><text:tab/><text:tab/><text:tab/><text:tab/><text:tab/><text:tab/>#f</text:p>
                <text:p><text:s text:c="8"/>{length(x) &lt; boring-length}<text:tab/>#f</text:p>
                <text:p><text:s text:c="8"/>#t<text:tab/><text:tab/><text:tab/><text:tab/><text:tab/><text:tab/><text:tab/><text:tab/><text:tab/><text:tab/><text:tab/>boring?(x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Sweet-expression Refinements (1)</text:p>
          </draw:text-box>
        </draw:frame>
        <draw:frame presentation:style-name="pr11" draw:layer="layout" svg:width="24.631cm" svg:height="12.183cm" svg:x="1.399cm" svg:y="4.915cm" presentation:class="outlin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Indents: one-or-more space, tab, and/or !</text:p>
                <text:list>
                  <text:list-item>
                    <text:p>A line with only indentation is an empty line</text:p>
                  </text:list-item>
                  <text:list-item>
                    <text:p>If an expression *starts* indented, then indentation disabled</text:p>
                  </text:list-item>
                  <text:list-item>
                    <text:p>“!” is surprising, but solves past problems with indentation-sensitive syntaxes &amp; enables highligh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Sweet-expression Refinements (2)</text:p>
          </draw:text-box>
        </draw:frame>
        <draw:frame presentation:style-name="pr11" draw:layer="layout" svg:width="24.631cm" svg:height="12.183cm" svg:x="1.399cm" svg:y="4.915cm" presentation:class="outline">
          <draw:text-box>
            <text:list text:style-name="L2">
              <text:list-item>
                <text:p>A \\ (aka SPLIT) between datums starts new line at current indentation</text:p>
              </text:list-item>
              <text:list-item>
                <text:p>A \\ after indentation (aka GROUP), represents no symbol</text:p>
                <text:list>
                  <text:list-item>
                    <text:p>Useful for lists of lists</text:p>
                  </text:list-item>
                </text:list>
              </text:list-item>
              <text:list-item>
                <text:p>A $ (aka SUBLIST) in the middle of list restarts list processing (Haskell-like)</text:p>
                <text:list>
                  <text:list-item>
                    <text:p>Right-hand-side (including sub-blocks) is the last parameter of left-hand side</text:p>
                  </text:list-item>
                </text:list>
              </text:list-item>
              <text:list-item>
                <text:p>Leading quote (etc.), followed by space or tab, quotes everything af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Example with let*</text:p>
          </draw:text-box>
        </draw:frame>
        <draw:frame presentation:style-name="pr9" draw:text-style-name="P6" draw:layer="layout" svg:width="24.631cm" svg:height="12.183cm" svg:x="1.399cm" svg:y="4.915cm" presentation:class="outline">
          <draw:text-box>
            <text:list text:style-name="L2">
              <text:list-header>
                <text:p text:style-name="P6"><text:span text:style-name="T7">let*</text:span></text:p>
                <text:list>
                  <text:list-header>
                    <text:p text:style-name="P6"><text:span text:style-name="T7">\\</text:span></text:p>
                    <text:list>
                      <text:list-header>
                        <text:p text:style-name="P6"><text:span text:style-name="T7">myprefix getdent(x)</text:span></text:p>
                        <text:p text:style-name="P6"><text:span text:style-name="T7">newdent process(myprefix)</text:span></text:p>
                      </text:list-header>
                    </text:list>
                    <text:p text:style-name="P6"><text:span text:style-name="T7">append newdent</text:span></text:p>
                    <text:list>
                      <text:list-header>
                        <text:p text:style-name="P6"><text:span text:style-name="T7">sweeten-top cadr(x) indent newdent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Tools available</text:p>
          </draw:text-box>
        </draw:frame>
        <draw:frame presentation:style-name="pr9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unsweeten: Translate sweet-expressions to s-expressions</text:p>
                <text:list>
                  <text:list-item>
                    <text:p>Can use in makefiles</text:p>
                  </text:list-item>
                </text:list>
              </text:list-item>
              <text:list-item>
                <text:p>sweeten: Translate s-expression to sweet-expressions</text:p>
                <text:list>
                  <text:list-item>
                    <text:p>Simplifies transition</text:p>
                  </text:list-item>
                </text:list>
              </text:list-item>
              <text:list-item>
                <text:p>sweet-run: Translate and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neoteric-guile: Run guile using neoteric-expressions</text:p>
              </text:list-item>
              <text:list-item>
                <text:p>sweet-guile: Run guile using sweet-expres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Conclusions</text:p>
          </draw:text-box>
        </draw:frame>
        <draw:frame presentation:style-name="pr11" draw:layer="layout" svg:width="24.631cm" svg:height="12.183cm" svg:x="1.399cm" svg:y="4.915cm" presentation:class="outline">
          <draw:text-box>
            <text:list text:style-name="L2">
              <text:list-item>
                <text:p>The “readable” notations make source code much more readable &amp; easy to understand</text:p>
              </text:list-item>
              <text:list-item>
                <text:p>Three tiers</text:p>
                <text:list>
                  <text:list-item>
                    <text:p>Curly-infix-expressions</text:p>
                  </text:list-item>
                  <text:list-item>
                    <text:p>Neoteric-expressions</text:p>
                  </text:list-item>
                  <text:list-item>
                    <text:p>Sweet-expressions</text:p>
                  </text:list-item>
                </text:list>
              </text:list-item>
              <text:list-item>
                <text:p>More info &amp; implementation:</text:p>
                <text:list>
                  <text:list-header>
                    <text:p>http://readable.sourceforge.ne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Released under CC-BY</text:p>
          </draw:text-box>
        </draw:frame>
        <draw:frame presentation:style-name="pr11" draw:layer="layout" svg:width="24.631cm" svg:height="12.183cm" svg:x="1.399cm" svg:y="4.915cm" presentation:class="outline">
          <draw:text-box>
            <text:list text:style-name="L2">
              <text:list-item>
                <text:p>This presentation is released under the Creative Commons Attribution 3.0 Unported license (CC BY 3.0)</text:p>
              </text:list-item>
              <text:list-item>
                <text:p>You may share, remix, and make commercial use of the work, as long as you give attribution to “David A. Wheeler”.</text:p>
              </text:list-item>
              <text:list-item>
                <text:p>http://creativecommons.org/licenses/by/3.0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Ellipsoid_20_blue_20_grey_2f_light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Ellipsoid_20_blue_20_grey_2f_light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2-08-02T04:32:36.22</dc:date>
    <meta:editing-duration>PT6H41M35S</meta:editing-duration>
    <meta:editing-cycles>41</meta:editing-cycles>
    <meta:generator>LibreOffice/3.5$Windows_x86 LibreOffice_project/7122e39-92ed229-498d286-15e43b4-d70da21</meta:generator>
    <meta:document-statistic meta:object-count="82"/>
  </office:meta>
</office:document-meta>
</file>